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394in" svg:height="3.5453in" svg:x="9.9945in" svg:y="3.2839in">
            <draw:object draw:notify-on-update-of-ranges="Sheet1.A2:Sheet1.A2 Sheet1.A3:Sheet1.A13 Sheet1.B2:Sheet1.B2 Sheet1.B3:Sheet1.B13 Sheet1.C2:Sheet1.C2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5394in" svg:height="3.5453in" svg:x="0.1083in" svg:y="3.1276in">
            <draw:object draw:notify-on-update-of-ranges="Sheet1.F2:Sheet1.F2 Sheet1.F3:Sheet1.F14 Sheet1.G2:Sheet1.G2 Sheet1.G3:Sheet1.G14 Sheet1.H2:Sheet1.H2 Sheet1.H3:Sheet1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5394in" svg:height="3.5453in" svg:x="9.8535in" svg:y="6.463in">
            <draw:object draw:notify-on-update-of-ranges="Sheet1.A2:Sheet1.A2 Sheet1.A3:Sheet1.A12 Sheet1.B2:Sheet1.B2 Sheet1.B3:Sheet1.B12 Sheet1.C2:Sheet1.C2 Sheet1.C3:Sheet1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5394in" svg:height="3.5453in" svg:x="0in" svg:y="6.4961in">
            <draw:object draw:notify-on-update-of-ranges="Sheet1.F2:Sheet1.F2 Sheet1.F3:Sheet1.F13 Sheet1.G2:Sheet1.G2 Sheet1.G3:Sheet1.G13 Sheet1.H2:Sheet1.H2 Sheet1.H3:Sheet1.H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5394in" svg:height="3.5453in" svg:x="9.7992in" svg:y="10.3433in">
            <draw:object draw:notify-on-update-of-ranges="Sheet1.A16:Sheet1.A16 Sheet1.A17:Sheet1.A17 Sheet1.B16:Sheet1.B16 Sheet1.B17:Sheet1.B17 Sheet1.C16:Sheet1.C16 Sheet1.C17:Sheet1.C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9.5394in" svg:height="3.5453in" svg:x="0.1953in" svg:y="10.3114in">
            <draw:object draw:notify-on-update-of-ranges="Sheet1.F16:Sheet1.F16 Sheet1.F17:Sheet1.F17 Sheet1.G16:Sheet1.G16 Sheet1.G17:Sheet1.G17 Sheet1.H16:Sheet1.H16 Sheet1.H17:Sheet1.H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9.5394in" svg:height="3.9843in" svg:x="0in" svg:y="14.3264in">
            <draw:object draw:notify-on-update-of-ranges="Sheet1.K2:Sheet1.K2 Sheet1.K3:Sheet1.K12 Sheet1.L2:Sheet1.L2 Sheet1.L3:Sheet1.L12 Sheet1.M2:Sheet1.M2 Sheet1.M3:Sheet1.M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9.5394in" svg:height="3.9843in" svg:x="9.952in" svg:y="14.3059in">
            <draw:object draw:notify-on-update-of-ranges="Sheet1.P2:Sheet1.P2 Sheet1.P3:Sheet1.P12 Sheet1.Q2:Sheet1.Q2 Sheet1.Q3:Sheet1.Q12 Sheet1.R2:Sheet1.R2 Sheet1.R3:Sheet1.R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9.5394in" svg:height="3.9843in" svg:x="0.0177in" svg:y="18.7079in">
            <draw:object draw:notify-on-update-of-ranges="Sheet1.K16:Sheet1.K16 Sheet1.L16:Sheet1.M16 Sheet1.K17:Sheet1.K17 Sheet1.L17:Sheet1.M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9.5394in" svg:height="3.9843in" svg:x="10.3035in" svg:y="18.6661in">
            <draw:object draw:notify-on-update-of-ranges="Sheet1.P16:Sheet1.P16 Sheet1.Q16:Sheet1.R16 Sheet1.P17:Sheet1.P17 Sheet1.Q17:Sheet1.R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 table:number-columns-spanned="4" table:number-rows-spanned="1">
            <text:p>Double</text:p>
          </table:table-cell>
          <table:covered-table-cell table:number-columns-repeated="2"/>
          <table:covered-table-cell table:style-name="Default"/>
          <table:table-cell/>
          <table:table-cell table:style-name="ce1" office:value-type="string" calcext:value-type="string" table:number-columns-spanned="4" table:number-rows-spanned="1">
            <text:p>Single</text:p>
          </table:table-cell>
          <table:covered-table-cell table:number-columns-repeated="2"/>
          <table:covered-table-cell table:style-name="Default"/>
          <table:table-cell/>
          <table:table-cell table:style-name="ce1" office:value-type="string" calcext:value-type="string" table:number-columns-spanned="4" table:number-rows-spanned="1">
            <text:p>OpenBLAS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1" office:value-type="string" calcext:value-type="string" table:number-columns-spanned="4" table:number-rows-spanned="1">
            <text:p>ekBLAS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  <table:table-cell table:style-name="Default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</table:table-row>
        <table:table-row table:style-name="ro1">
          <table:table-cell office:value-type="string" calcext:value-type="string">
            <text:p>dsdot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13" calcext:value-type="float">
            <text:p>1.3E-05</text:p>
          </table:table-cell>
          <table:table-cell table:formula="of:=[.B3]&lt;[.C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dsdot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43459" calcext:value-type="float">
            <text:p>0.043459</text:p>
          </table:table-cell>
          <table:table-cell table:formula="of:=[.G3]&lt;[.H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G3]" office:value-type="float" office:value="0.000066" calcext:value-type="float">
            <text:p>6.6E-05</text:p>
          </table:table-cell>
          <table:table-cell table:formula="of:=[.B3]" office:value-type="float" office:value="0.000097" calcext:value-type="float">
            <text:p>9.7E-05</text:p>
          </table:table-cell>
          <table:table-cell table:formula="of:=[.L3]&lt;[.M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H3]" office:value-type="float" office:value="0.043459" calcext:value-type="float">
            <text:p>0.043459</text:p>
          </table:table-cell>
          <table:table-cell table:formula="of:=[.C3]" office:value-type="float" office:value="0.000013" calcext:value-type="float">
            <text:p>1.3E-05</text:p>
          </table:table-cell>
          <table:table-cell table:formula="of:=[.Q3]&lt;[.R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07" calcext:value-type="float">
            <text:p>7E-06</text:p>
          </table:table-cell>
          <table:table-cell table:formula="of:=[.B4]&lt;[.C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dot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7" calcext:value-type="float">
            <text:p>6.7E-05</text:p>
          </table:table-cell>
          <table:table-cell table:formula="of:=[.G4]&lt;[.H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G4]" office:value-type="float" office:value="0.000048" calcext:value-type="float">
            <text:p>4.8E-05</text:p>
          </table:table-cell>
          <table:table-cell table:formula="of:=[.B4]" office:value-type="float" office:value="0.000131" calcext:value-type="float">
            <text:p>0.000131</text:p>
          </table:table-cell>
          <table:table-cell table:formula="of:=[.L4]&lt;[.M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H4]" office:value-type="float" office:value="0.000067" calcext:value-type="float">
            <text:p>6.7E-05</text:p>
          </table:table-cell>
          <table:table-cell table:formula="of:=[.C4]" office:value-type="float" office:value="0.000007" calcext:value-type="float">
            <text:p>7E-06</text:p>
          </table:table-cell>
          <table:table-cell table:formula="of:=[.Q4]&lt;[.R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07" calcext:value-type="float">
            <text:p>7E-06</text:p>
          </table:table-cell>
          <table:table-cell table:formula="of:=[.B5]&lt;[.C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sum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3" calcext:value-type="float">
            <text:p>5.3E-05</text:p>
          </table:table-cell>
          <table:table-cell table:formula="of:=[.G5]&lt;[.H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G5]" office:value-type="float" office:value="0.000013" calcext:value-type="float">
            <text:p>1.3E-05</text:p>
          </table:table-cell>
          <table:table-cell table:formula="of:=[.B5]" office:value-type="float" office:value="0.000085" calcext:value-type="float">
            <text:p>8.5E-05</text:p>
          </table:table-cell>
          <table:table-cell table:formula="of:=[.L5]&lt;[.M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H5]" office:value-type="float" office:value="0.000053" calcext:value-type="float">
            <text:p>5.3E-05</text:p>
          </table:table-cell>
          <table:table-cell table:formula="of:=[.C5]" office:value-type="float" office:value="0.000007" calcext:value-type="float">
            <text:p>7E-06</text:p>
          </table:table-cell>
          <table:table-cell table:formula="of:=[.Q5]&lt;[.R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49" calcext:value-type="float">
            <text:p>4.9E-05</text:p>
          </table:table-cell>
          <table:table-cell table:formula="of:=[.B6]&lt;[.C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xpy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17964" calcext:value-type="float">
            <text:p>0.017964</text:p>
          </table:table-cell>
          <table:table-cell table:formula="of:=[.G6]&lt;[.H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py</text:p>
          </table:table-cell>
          <table:table-cell table:formula="of:=[.G6]" office:value-type="float" office:value="0.000073" calcext:value-type="float">
            <text:p>7.3E-05</text:p>
          </table:table-cell>
          <table:table-cell table:formula="of:=[.B6]" office:value-type="float" office:value="0.000057" calcext:value-type="float">
            <text:p>5.7E-05</text:p>
          </table:table-cell>
          <table:table-cell table:formula="of:=[.L6]&lt;[.M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xpy</text:p>
          </table:table-cell>
          <table:table-cell table:formula="of:=[.H6]" office:value-type="float" office:value="0.017964" calcext:value-type="float">
            <text:p>0.017964</text:p>
          </table:table-cell>
          <table:table-cell table:formula="of:=[.C6]" office:value-type="float" office:value="0.000049" calcext:value-type="float">
            <text:p>4.9E-05</text:p>
          </table:table-cell>
          <table:table-cell table:formula="of:=[.Q6]&lt;[.R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8" calcext:value-type="float">
            <text:p>8E-06</text:p>
          </table:table-cell>
          <table:table-cell table:formula="of:=[.B7]&lt;[.C7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nrm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74515" calcext:value-type="float">
            <text:p>0.074515</text:p>
          </table:table-cell>
          <table:table-cell table:formula="of:=[.G7]&lt;[.H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G7]" office:value-type="float" office:value="0.000025" calcext:value-type="float">
            <text:p>2.5E-05</text:p>
          </table:table-cell>
          <table:table-cell table:formula="of:=[.B7]" office:value-type="float" office:value="0.000051" calcext:value-type="float">
            <text:p>5.1E-05</text:p>
          </table:table-cell>
          <table:table-cell table:formula="of:=[.L7]&lt;[.M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H7]" office:value-type="float" office:value="0.074515" calcext:value-type="float">
            <text:p>0.074515</text:p>
          </table:table-cell>
          <table:table-cell table:formula="of:=[.C7]" office:value-type="float" office:value="0.000008" calcext:value-type="float">
            <text:p>8E-06</text:p>
          </table:table-cell>
          <table:table-cell table:formula="of:=[.Q7]&lt;[.R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09" calcext:value-type="float">
            <text:p>9E-06</text:p>
          </table:table-cell>
          <table:table-cell table:formula="of:=[.B8]&lt;[.C8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scal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821" calcext:value-type="float">
            <text:p>0.001821</text:p>
          </table:table-cell>
          <table:table-cell table:formula="of:=[.G8]&lt;[.H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G8]" office:value-type="float" office:value="0.000035" calcext:value-type="float">
            <text:p>3.5E-05</text:p>
          </table:table-cell>
          <table:table-cell table:formula="of:=[.B8]" office:value-type="float" office:value="0.000131" calcext:value-type="float">
            <text:p>0.000131</text:p>
          </table:table-cell>
          <table:table-cell table:formula="of:=[.L8]&lt;[.M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H8]" office:value-type="float" office:value="0.001821" calcext:value-type="float">
            <text:p>0.001821</text:p>
          </table:table-cell>
          <table:table-cell table:formula="of:=[.C8]" office:value-type="float" office:value="0.000009" calcext:value-type="float">
            <text:p>9E-06</text:p>
          </table:table-cell>
          <table:table-cell table:formula="of:=[.Q8]&lt;[.R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34" calcext:value-type="float">
            <text:p>0.000134</text:p>
          </table:table-cell>
          <table:table-cell table:formula="of:=[.B9]&lt;[.C9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swap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1847" calcext:value-type="float">
            <text:p>0.001847</text:p>
          </table:table-cell>
          <table:table-cell table:formula="of:=[.G9]&lt;[.H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wap</text:p>
          </table:table-cell>
          <table:table-cell table:formula="of:=[.G9]" office:value-type="float" office:value="0.000182" calcext:value-type="float">
            <text:p>0.000182</text:p>
          </table:table-cell>
          <table:table-cell table:formula="of:=[.B9]" office:value-type="float" office:value="0.000142" calcext:value-type="float">
            <text:p>0.000142</text:p>
          </table:table-cell>
          <table:table-cell table:formula="of:=[.L9]&lt;[.M9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wap</text:p>
          </table:table-cell>
          <table:table-cell table:formula="of:=[.H9]" office:value-type="float" office:value="0.001847" calcext:value-type="float">
            <text:p>0.001847</text:p>
          </table:table-cell>
          <table:table-cell table:formula="of:=[.C9]" office:value-type="float" office:value="0.000134" calcext:value-type="float">
            <text:p>0.000134</text:p>
          </table:table-cell>
          <table:table-cell table:formula="of:=[.Q9]&lt;[.R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008" calcext:value-type="float">
            <text:p>8E-06</text:p>
          </table:table-cell>
          <table:table-cell table:formula="of:=[.B10]&lt;[.C1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copy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189" calcext:value-type="float">
            <text:p>0.000189</text:p>
          </table:table-cell>
          <table:table-cell table:formula="of:=[.G10]&lt;[.H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G10]" office:value-type="float" office:value="0.000042" calcext:value-type="float">
            <text:p>4.2E-05</text:p>
          </table:table-cell>
          <table:table-cell table:formula="of:=[.B10]" office:value-type="float" office:value="0.000143" calcext:value-type="float">
            <text:p>0.000143</text:p>
          </table:table-cell>
          <table:table-cell table:formula="of:=[.L10]&lt;[.M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H10]" office:value-type="float" office:value="0.000189" calcext:value-type="float">
            <text:p>0.000189</text:p>
          </table:table-cell>
          <table:table-cell table:formula="of:=[.C10]" office:value-type="float" office:value="0.000008" calcext:value-type="float">
            <text:p>8E-06</text:p>
          </table:table-cell>
          <table:table-cell table:formula="of:=[.Q10]&lt;[.R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74" calcext:value-type="float">
            <text:p>7.4E-05</text:p>
          </table:table-cell>
          <table:table-cell table:formula="of:=[.B11]&lt;[.C11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ot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53" calcext:value-type="float">
            <text:p>5.3E-05</text:p>
          </table:table-cell>
          <table:table-cell table:formula="of:=[.G11]&lt;[.H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G11]" office:value-type="float" office:value="0.000044" calcext:value-type="float">
            <text:p>4.4E-05</text:p>
          </table:table-cell>
          <table:table-cell table:formula="of:=[.B11]" office:value-type="float" office:value="0.000142" calcext:value-type="float">
            <text:p>0.000142</text:p>
          </table:table-cell>
          <table:table-cell table:formula="of:=[.L11]&lt;[.M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H11]" office:value-type="float" office:value="0.000053" calcext:value-type="float">
            <text:p>5.3E-05</text:p>
          </table:table-cell>
          <table:table-cell table:formula="of:=[.C11]" office:value-type="float" office:value="0.000074" calcext:value-type="float">
            <text:p>7.4E-05</text:p>
          </table:table-cell>
          <table:table-cell table:formula="of:=[.Q11]&lt;[.R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3635" calcext:value-type="float">
            <text:p>0.003635</text:p>
          </table:table-cell>
          <table:table-cell table:formula="of:=[.B12]&lt;[.C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g</text:p>
          </table:table-cell>
          <table:table-cell table:number-columns-repeated="2" office:value-type="float" office:value="0.000001" calcext:value-type="float">
            <text:p>1E-06</text:p>
          </table:table-cell>
          <table:table-cell table:formula="of:=[.G12]&lt;[.H12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otm</text:p>
          </table:table-cell>
          <table:table-cell table:formula="of:=[.G13]" office:value-type="float" office:value="0.000096" calcext:value-type="float">
            <text:p>9.6E-05</text:p>
          </table:table-cell>
          <table:table-cell table:formula="of:=[.B12]" office:value-type="float" office:value="0.000101" calcext:value-type="float">
            <text:p>0.000101</text:p>
          </table:table-cell>
          <table:table-cell table:formula="of:=[.L12]&lt;[.M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m</text:p>
          </table:table-cell>
          <table:table-cell table:formula="of:=[.H13]" office:value-type="float" office:value="0.00003" calcext:value-type="float">
            <text:p>3E-05</text:p>
          </table:table-cell>
          <table:table-cell table:formula="of:=[.C12]" office:value-type="float" office:value="0.003635" calcext:value-type="float">
            <text:p>0.003635</text:p>
          </table:table-cell>
          <table:table-cell table:formula="of:=[.Q12]&lt;[.R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office:value-type="float" office:value="0.791673" calcext:value-type="float">
            <text:p>0.791673</text:p>
          </table:table-cell>
          <table:table-cell office:value-type="float" office:value="15.632276" calcext:value-type="float">
            <text:p>15.632276</text:p>
          </table:table-cell>
          <table:table-cell table:formula="of:=[.B13]&lt;[.C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m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3" calcext:value-type="float">
            <text:p>3E-05</text:p>
          </table:table-cell>
          <table:table-cell table:formula="of:=[.G13]&lt;[.H1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mm</text:p>
          </table:table-cell>
          <table:table-cell table:formula="of:=[.G14]" office:value-type="float" office:value="0.405159" calcext:value-type="float">
            <text:p>0.405159</text:p>
          </table:table-cell>
          <table:table-cell table:formula="of:=[.B13]" office:value-type="float" office:value="0.791673" calcext:value-type="float">
            <text:p>0.791673</text:p>
          </table:table-cell>
          <table:table-cell table:formula="of:=[.L13]&lt;[.M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mm</text:p>
          </table:table-cell>
          <table:table-cell table:formula="of:=[.H14]" office:value-type="float" office:value="12.291292" calcext:value-type="float">
            <text:p>12.291292</text:p>
          </table:table-cell>
          <table:table-cell table:formula="of:=[.C13]" office:value-type="float" office:value="15.632276" calcext:value-type="float">
            <text:p>15.632276</text:p>
          </table:table-cell>
          <table:table-cell table:formula="of:=[.Q13]&lt;[.R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gemm</text:p>
          </table:table-cell>
          <table:table-cell office:value-type="float" office:value="0.405159" calcext:value-type="float">
            <text:p>0.405159</text:p>
          </table:table-cell>
          <table:table-cell office:value-type="float" office:value="12.291292" calcext:value-type="float">
            <text:p>12.291292</text:p>
          </table:table-cell>
          <table:table-cell table:formula="of:=[.G14]&lt;[.H14]" office:value-type="boolean" office:boolean-value="true" calcext:value-type="boolean">
            <text:p>TRUE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table:number-columns-repeated="2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dgemm</text:p>
          </table:table-cell>
          <table:table-cell table:formula="of:=[.B13]" office:value-type="float" office:value="0.791673" calcext:value-type="float">
            <text:p>0.791673</text:p>
          </table:table-cell>
          <table:table-cell table:formula="of:=[.C13]" office:value-type="float" office:value="15.632276" calcext:value-type="float">
            <text:p>15.632276</text:p>
          </table:table-cell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.G14]" office:value-type="float" office:value="0.405159" calcext:value-type="float">
            <text:p>0.405159</text:p>
          </table:table-cell>
          <table:table-cell table:formula="of:=[.H14]" office:value-type="float" office:value="12.291292" calcext:value-type="float">
            <text:p>12.291292</text:p>
          </table:table-cell>
          <table:table-cell table:style-name="Default"/>
          <table:table-cell/>
          <table:table-cell table:formula="of:=[.K13]" office:value-type="string" office:string-value="gemm" calcext:value-type="string">
            <text:p>gemm</text:p>
          </table:table-cell>
          <table:table-cell table:formula="of:=[.L13]" office:value-type="float" office:value="0.405159" calcext:value-type="float">
            <text:p>0.405159</text:p>
          </table:table-cell>
          <table:table-cell table:formula="of:=[.M13]" office:value-type="float" office:value="0.791673" calcext:value-type="float">
            <text:p>0.791673</text:p>
          </table:table-cell>
          <table:table-cell table:style-name="Default" table:number-columns-repeated="2"/>
          <table:table-cell table:formula="of:=[.P13]" office:value-type="string" office:string-value="gemm" calcext:value-type="string">
            <text:p>gemm</text:p>
          </table:table-cell>
          <table:table-cell table:formula="of:=[.Q13]" office:value-type="float" office:value="12.291292" calcext:value-type="float">
            <text:p>12.291292</text:p>
          </table:table-cell>
          <table:table-cell table:formula="of:=[.R13]" office:value-type="float" office:value="15.632276" calcext:value-type="float">
            <text:p>15.63227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5:00:51.812190335</meta:creation-date>
    <dc:date>2020-11-15T16:01:21.263072944</dc:date>
    <meta:editing-duration>PT50M11S</meta:editing-duration>
    <meta:editing-cycles>15</meta:editing-cycles>
    <meta:generator>LibreOffice/6.4.6.2$Linux_X86_64 LibreOffice_project/40$Build-2</meta:generator>
    <meta:document-statistic meta:table-count="1" meta:cell-count="224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6.939cm" svg:y="0.316cm" chart:style-name="ch2">
          <text:p>L1 and 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A2:Sheet1.C13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A3:Sheet1.A13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B3:Sheet1.B13" chart:label-cell-address="Sheet1.B2:Sheet1.B2" chart:class="chart:bar">
            <chart:data-point chart:repeated="11"/>
          </chart:series>
          <chart:series chart:style-name="ch11" chart:values-cell-range-address="Sheet1.C3:Sheet1.C13" chart:label-cell-address="Sheet1.C2:Sheet1.C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B2:Sheet1.B2</svg:desc>
                </draw:g>
              </table:table-cell>
              <table:table-cell office:value-type="string">
                <text:p>ekBLA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heet1.A3:Sheet1.A13</svg:desc>
                </draw:g>
              </table:table-cell>
              <table:table-cell office:value-type="float" office:value="0.000097">
                <text:p>0.000097</text:p>
                <draw:g>
                  <svg:desc>Sheet1.B3:Sheet1.B13</svg:desc>
                </draw:g>
              </table:table-cell>
              <table:table-cell office:value-type="float" office:value="0.000013">
                <text:p>0.000013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01">
                <text:p>0.000101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string">
                <text:p>dgemm</text:p>
              </table:table-cell>
              <table:table-cell office:value-type="float" office:value="0.791673">
                <text:p>0.791673</text:p>
              </table:table-cell>
              <table:table-cell office:value-type="float" office:value="15.632276">
                <text:p>15.632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228b22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3 ekBLAS: Single vs Double Precison </text:p>
        </chart:title>
        <chart:legend chart:legend-position="end" svg:x="22.523cm" svg:y="4.761cm" style:legend-expansion="high" chart:style-name="ch3"/>
        <chart:plot-area chart:style-name="ch4" table:cell-range-address="Sheet1.P16:Sheet1.R17" chart:data-source-has-labels="both" svg:x="1.495cm" svg:y="1.319cm" svg:width="20.544cm" svg:height="7.619cm">
          <chartooo:coordinate-region svg:x="2.116cm" svg:y="1.518cm" svg:width="19.923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Sheet1.Q16:Sheet1.R16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Q17:Sheet1.R17" chart:label-cell-address="Sheet1.P17:Sheet1.P1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Sheet1.Q16:Sheet1.R16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Sheet1.P17:Sheet1.P17</svg:desc>
                </draw:g>
              </table:table-cell>
              <table:table-cell office:value-type="float" office:value="12.291292">
                <text:p>12.291292</text:p>
                <draw:g>
                  <svg:desc>Sheet1.Q17:Sheet1.R17</svg:desc>
                </draw:g>
              </table:table-cell>
              <table:table-cell office:value-type="float" office:value="15.632276">
                <text:p>15.6322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018cm" svg:y="0.316cm" chart:style-name="ch2">
          <text:p>L1 and 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F2:Sheet1.H14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F3:Sheet1.F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G3:Sheet1.G14" chart:label-cell-address="Sheet1.G2:Sheet1.G2" chart:class="chart:bar">
            <chart:data-point chart:repeated="12"/>
          </chart:series>
          <chart:series chart:style-name="ch11" chart:values-cell-range-address="Sheet1.H3:Sheet1.H14" chart:label-cell-address="Sheet1.H2:Sheet1.H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G2:Sheet1.G2</svg:desc>
                </draw:g>
              </table:table-cell>
              <table:table-cell office:value-type="string">
                <text:p>ekBLAS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heet1.F3:Sheet1.F14</svg:desc>
                </draw:g>
              </table:table-cell>
              <table:table-cell office:value-type="float" office:value="0.000066">
                <text:p>0.000066</text:p>
                <draw:g>
                  <svg:desc>Sheet1.G3:Sheet1.G14</svg:desc>
                </draw:g>
              </table:table-cell>
              <table:table-cell office:value-type="float" office:value="0.043459">
                <text:p>0.043459</text:p>
                <draw:g>
                  <svg:desc>Sheet1.H3:Sheet1.H14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17964">
                <text:p>0.0179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74515">
                <text:p>0.074515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0.405159">
                <text:p>0.405159</text:p>
              </table:table-cell>
              <table:table-cell office:value-type="float" office:value="12.291292">
                <text:p>12.2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1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A2:Sheet1.C12" chart:data-source-has-labels="both" svg:x="1.495cm" svg:y="1.275cm" svg:width="19.777cm" svg:height="6.57cm">
          <chartooo:coordinate-region svg:x="2.778cm" svg:y="1.474cm" svg:width="18.494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A3:Sheet1.A12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B3:Sheet1.B12" chart:label-cell-address="Sheet1.B2:Sheet1.B2" chart:class="chart:bar">
            <chart:data-point chart:repeated="10"/>
          </chart:series>
          <chart:series chart:style-name="ch11" chart:values-cell-range-address="Sheet1.C3:Sheet1.C12" chart:label-cell-address="Sheet1.C2:Sheet1.C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B2:Sheet1.B2</svg:desc>
                </draw:g>
              </table:table-cell>
              <table:table-cell office:value-type="string">
                <text:p>ekBLA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heet1.A3:Sheet1.A12</svg:desc>
                </draw:g>
              </table:table-cell>
              <table:table-cell office:value-type="float" office:value="0.000097">
                <text:p>0.000097</text:p>
                <draw:g>
                  <svg:desc>Sheet1.B3:Sheet1.B12</svg:desc>
                </draw:g>
              </table:table-cell>
              <table:table-cell office:value-type="float" office:value="0.000013">
                <text:p>0.000013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01">
                <text:p>0.000101</text:p>
              </table:table-cell>
              <table:table-cell office:value-type="float" office:value="0.003635">
                <text:p>0.0036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1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F2:Sheet1.H13" chart:data-source-has-labels="both" svg:x="1.495cm" svg:y="1.275cm" svg:width="19.777cm" svg:height="6.57cm">
          <chartooo:coordinate-region svg:x="2.407cm" svg:y="1.474cm" svg:width="18.865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F3:Sheet1.F13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G3:Sheet1.G13" chart:label-cell-address="Sheet1.G2:Sheet1.G2" chart:class="chart:bar">
            <chart:data-point chart:repeated="11"/>
          </chart:series>
          <chart:series chart:style-name="ch11" chart:values-cell-range-address="Sheet1.H3:Sheet1.H13" chart:label-cell-address="Sheet1.H2:Sheet1.H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G2:Sheet1.G2</svg:desc>
                </draw:g>
              </table:table-cell>
              <table:table-cell office:value-type="string">
                <text:p>ekBLAS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heet1.F3:Sheet1.F13</svg:desc>
                </draw:g>
              </table:table-cell>
              <table:table-cell office:value-type="float" office:value="0.000066">
                <text:p>0.000066</text:p>
                <draw:g>
                  <svg:desc>Sheet1.G3:Sheet1.G13</svg:desc>
                </draw:g>
              </table:table-cell>
              <table:table-cell office:value-type="float" office:value="0.043459">
                <text:p>0.043459</text:p>
                <draw:g>
                  <svg:desc>Sheet1.H3:Sheet1.H13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17964">
                <text:p>0.0179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74515">
                <text:p>0.074515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3">
                <text:p>0.00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F16:Sheet1.H17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F17:Sheet1.F17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G17:Sheet1.G17" chart:label-cell-address="Sheet1.G16:Sheet1.G16" chart:class="chart:bar">
            <chart:data-point/>
          </chart:series>
          <chart:series chart:style-name="ch11" chart:values-cell-range-address="Sheet1.H17:Sheet1.H17" chart:label-cell-address="Sheet1.H16:Sheet1.H16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G16:Sheet1.G16</svg:desc>
                </draw:g>
              </table:table-cell>
              <table:table-cell office:value-type="string">
                <text:p>ekBLAS</text:p>
                <draw:g>
                  <svg:desc>Sheet1.H16:Sheet1.H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gemm</text:p>
                <draw:g>
                  <svg:desc>Sheet1.F17:Sheet1.F17</svg:desc>
                </draw:g>
              </table:table-cell>
              <table:table-cell office:value-type="float" office:value="0.405159">
                <text:p>0.405159</text:p>
                <draw:g>
                  <svg:desc>Sheet1.G17:Sheet1.G17</svg:desc>
                </draw:g>
              </table:table-cell>
              <table:table-cell office:value-type="float" office:value="12.291292">
                <text:p>12.291292</text:p>
                <draw:g>
                  <svg:desc>Sheet1.H17:Sheet1.H1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A16:Sheet1.C17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A17:Sheet1.A17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B17:Sheet1.B17" chart:label-cell-address="Sheet1.B16:Sheet1.B16" chart:class="chart:bar">
            <chart:data-point/>
          </chart:series>
          <chart:series chart:style-name="ch11" chart:values-cell-range-address="Sheet1.C17:Sheet1.C17" chart:label-cell-address="Sheet1.C16:Sheet1.C16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B16:Sheet1.B16</svg:desc>
                </draw:g>
              </table:table-cell>
              <table:table-cell office:value-type="string">
                <text:p>ekBLAS</text:p>
                <draw:g>
                  <svg:desc>Sheet1.C16:Sheet1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emm</text:p>
                <draw:g>
                  <svg:desc>Sheet1.A17:Sheet1.A17</svg:desc>
                </draw:g>
              </table:table-cell>
              <table:table-cell office:value-type="float" office:value="0.791673">
                <text:p>0.791673</text:p>
                <draw:g>
                  <svg:desc>Sheet1.B17:Sheet1.B17</svg:desc>
                </draw:g>
              </table:table-cell>
              <table:table-cell office:value-type="float" office:value="15.632276">
                <text:p>15.632276</text:p>
                <draw:g>
                  <svg:desc>Sheet1.C17:Sheet1.C1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1 OpenBLAS: Single vs Double Precison </text:p>
        </chart:title>
        <chart:legend chart:legend-position="end" svg:x="20.883cm" svg:y="4.512cm" style:legend-expansion="high" chart:style-name="ch3"/>
        <chart:plot-area chart:style-name="ch4" table:cell-range-address="Sheet1.K2:Sheet1.M12" chart:data-source-has-labels="both" svg:x="1.495cm" svg:y="1.319cm" svg:width="18.904cm" svg:height="7.619cm">
          <chartooo:coordinate-region svg:x="2.963cm" svg:y="1.518cm" svg:width="17.436cm" svg:height="6.773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Sheet1.K3:Sheet1.K12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L3:Sheet1.L12" chart:label-cell-address="Sheet1.L2:Sheet1.L2" chart:class="chart:bar">
            <chart:data-point chart:repeated="6"/>
            <chart:data-point chart:style-name="ch11"/>
            <chart:data-point chart:repeated="3"/>
          </chart:series>
          <chart:series chart:style-name="ch12" chart:values-cell-range-address="Sheet1.M3:Sheet1.M12" chart:label-cell-address="Sheet1.M2:Sheet1.M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Sheet1.L2:Sheet1.L2</svg:desc>
                </draw:g>
              </table:table-cell>
              <table:table-cell office:value-type="string">
                <text:p>Double Precision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Sheet1.K3:Sheet1.K12</svg:desc>
                </draw:g>
              </table:table-cell>
              <table:table-cell office:value-type="float" office:value="0.000066">
                <text:p>0.000066</text:p>
                <draw:g>
                  <svg:desc>Sheet1.L3:Sheet1.L12</svg:desc>
                </draw:g>
              </table:table-cell>
              <table:table-cell office:value-type="float" office:value="0.000097">
                <text:p>0.000097</text:p>
                <draw:g>
                  <svg:desc>Sheet1.M3:Sheet1.M12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01">
                <text:p>0.0001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1 ekBLAS: Single vs Double Precison </text:p>
        </chart:title>
        <chart:legend chart:legend-position="end" svg:x="20.883cm" svg:y="4.512cm" style:legend-expansion="high" chart:style-name="ch3"/>
        <chart:plot-area chart:style-name="ch4" table:cell-range-address="Sheet1.P2:Sheet1.R12" chart:data-source-has-labels="both" svg:x="1.495cm" svg:y="1.319cm" svg:width="18.904cm" svg:height="7.619cm">
          <chartooo:coordinate-region svg:x="2.407cm" svg:y="1.518cm" svg:width="17.992cm" svg:height="6.773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Sheet1.P3:Sheet1.P12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Q3:Sheet1.Q12" chart:label-cell-address="Sheet1.Q2:Sheet1.Q2" chart:class="chart:bar">
            <chart:data-point chart:repeated="10"/>
          </chart:series>
          <chart:series chart:style-name="ch11" chart:values-cell-range-address="Sheet1.R3:Sheet1.R12" chart:label-cell-address="Sheet1.R2:Sheet1.R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Sheet1.Q2:Sheet1.Q2</svg:desc>
                </draw:g>
              </table:table-cell>
              <table:table-cell office:value-type="string">
                <text:p>Double Precision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Sheet1.P3:Sheet1.P12</svg:desc>
                </draw:g>
              </table:table-cell>
              <table:table-cell office:value-type="float" office:value="0.043459">
                <text:p>0.043459</text:p>
                <draw:g>
                  <svg:desc>Sheet1.Q3:Sheet1.Q12</svg:desc>
                </draw:g>
              </table:table-cell>
              <table:table-cell office:value-type="float" office:value="0.000013">
                <text:p>0.000013</text:p>
                <draw:g>
                  <svg:desc>Sheet1.R3:Sheet1.R12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0.074515">
                <text:p>0.07451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0.00003">
                <text:p>0.00003</text:p>
              </table:table-cell>
              <table:table-cell office:value-type="float" office:value="0.003635">
                <text:p>0.0036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3 OpenBLAS: Single vs Double Precison </text:p>
        </chart:title>
        <chart:legend chart:legend-position="end" svg:x="22.523cm" svg:y="4.761cm" style:legend-expansion="high" chart:style-name="ch3"/>
        <chart:plot-area chart:style-name="ch4" table:cell-range-address="Sheet1.K16:Sheet1.M17" chart:data-source-has-labels="both" svg:x="1.495cm" svg:y="1.319cm" svg:width="20.544cm" svg:height="7.619cm">
          <chartooo:coordinate-region svg:x="2.222cm" svg:y="1.518cm" svg:width="19.817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Sheet1.L16:Sheet1.M16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L17:Sheet1.M17" chart:label-cell-address="Sheet1.K17:Sheet1.K1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Sheet1.L16:Sheet1.M16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Sheet1.K17:Sheet1.K17</svg:desc>
                </draw:g>
              </table:table-cell>
              <table:table-cell office:value-type="float" office:value="0.405159">
                <text:p>0.405159</text:p>
                <draw:g>
                  <svg:desc>Sheet1.L17:Sheet1.M17</svg:desc>
                </draw:g>
              </table:table-cell>
              <table:table-cell office:value-type="float" office:value="0.791673">
                <text:p>0.7916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